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 un script donde se utilizan las conversiones de tipo.</text:p>
      <text:p text:style-name="Standard"/>
      <text:p text:style-name="Standard">A mayor número de diferentes conversiones de tipos diferentes, mayor puntuación de la actividad.</text:p>
      <text:p text:style-name="Standard"/>
      <text:p text:style-name="Standard">Utiliza tu creatividad para diseñar una web con una aplicación en concreto y que necesites el uso de las conversiones de tip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6:15:24.149795879</meta:creation-date>
    <dc:date>2023-10-05T16:15:47.969448863</dc:date>
    <meta:editing-duration>PT24S</meta:editing-duration>
    <meta:editing-cycles>1</meta:editing-cycles>
    <meta:document-statistic meta:table-count="0" meta:image-count="0" meta:object-count="0" meta:page-count="1" meta:paragraph-count="3" meta:word-count="46" meta:character-count="282" meta:non-whitespace-character-count="239"/>
    <meta:generator>LibreOffice/7.4.7.2$Linux_X86_64 LibreOffice_project/40$Build-2</meta:generator>
  </office:meta>
</office:document-meta>
</file>